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d8c0"/>
    </style:style>
    <style:style style:name="P2" style:family="paragraph" style:parent-style-name="Standard">
      <style:text-properties fo:language="fr" fo:country="BE" officeooo:rsid="001cd8c0" officeooo:paragraph-rsid="001cd8c0"/>
    </style:style>
    <style:style style:name="P3" style:family="paragraph" style:parent-style-name="Standard">
      <style:text-properties fo:language="fr" fo:country="BE" officeooo:rsid="001cd8c0" officeooo:paragraph-rsid="001cd8c0"/>
    </style:style>
    <style:style style:name="P4" style:family="paragraph" style:parent-style-name="Standard">
      <style:text-properties fo:color="#000000" officeooo:paragraph-rsid="001cd8c0" fo:background-color="#ffffff"/>
    </style:style>
    <style:style style:name="P5" style:family="paragraph" style:parent-style-name="Standard">
      <style:text-properties fo:color="#000000" officeooo:rsid="001fd296" officeooo:paragraph-rsid="001fd296" fo:background-color="#ffffff"/>
    </style:style>
    <style:style style:name="T1" style:family="text">
      <style:text-properties fo:language="fr" fo:country="BE" officeooo:rsid="001cd8c0"/>
    </style:style>
    <style:style style:name="T2" style:family="text">
      <style:text-properties fo:language="fr" fo:country="BE" officeooo:rsid="001e683c"/>
    </style:style>
    <style:style style:name="T3" style:family="text">
      <style:text-properties fo:color="#ce181e"/>
    </style:style>
    <style:style style:name="T4" style:family="text">
      <style:text-properties fo:color="#ce181e" officeooo:rsid="001d48b8"/>
    </style:style>
    <style:style style:name="T5" style:family="text">
      <style:text-properties fo:color="#ce181e" officeooo:rsid="001e683c"/>
    </style:style>
    <style:style style:name="T6" style:family="text">
      <style:text-properties officeooo:rsid="001e6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Le week-end tu travailles pour un DJ important de la région bruxelloise qui produit ses propres titres. Son matériel est évidemment professionnel. Il fonctionne à un taux d'échantillonnage de 48kHz codé en 16 bits sur 4 voies. Sur un CD de 700Mo, combien de minutes pourra-t-il placer sur celui-ci?</text:span> </text:p>
      <text:p text:style-name="Standard"/>
      <text:p text:style-name="P4">48 000hz*16bits*4voies*<text:span text:style-name="T1">temps</text:span>=5.600.000.000 <text:span text:style-name="T6">bits</text:span></text:p>
      <text:p text:style-name="P4"/>
      <text:p text:style-name="P5"><text:span text:style-name="T6">t</text:span>emps = 5,600,000,000 /(48 000hz*16bits*4voies)</text:p>
      <text:p text:style-name="P5"/>
      <text:p text:style-name="P5">temps = 18.229 secondes = 5h 3 minutes et 49 secondes</text:p>
      <text:p text:style-name="P1"/>
      <text:p text:style-name="P2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0:11:23.354000000</meta:creation-date>
    <dc:date>2022-02-15T11:59:13.484000000</dc:date>
    <meta:editing-duration>PT12M58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4" meta:word-count="68" meta:character-count="446" meta:non-whitespace-character-count="381"/>
  </office:meta>
</office:document-meta>
</file>